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6a" officeooo:paragraph-rsid="001d5e6a"/>
    </style:style>
    <style:style style:name="P2" style:family="paragraph" style:parent-style-name="Standard">
      <style:text-properties officeooo:rsid="001e9db4" officeooo:paragraph-rsid="001e9db4"/>
    </style:style>
    <style:style style:name="P3" style:family="paragraph" style:parent-style-name="Standard">
      <style:text-properties fo:font-weight="bold" officeooo:rsid="001e9db4" officeooo:paragraph-rsid="001e9db4" style:font-weight-asian="bold" style:font-weight-complex="bold"/>
    </style:style>
    <style:style style:name="P4" style:family="paragraph" style:parent-style-name="Standard">
      <style:text-properties fo:font-weight="normal" officeooo:rsid="001e9db4" officeooo:paragraph-rsid="001e9db4" style:font-weight-asian="normal" style:font-weight-complex="normal"/>
    </style:style>
    <style:style style:name="P5" style:family="paragraph" style:parent-style-name="Standard">
      <style:text-properties fo:font-weight="normal" officeooo:rsid="001fc720" officeooo:paragraph-rsid="001fc720" style:font-weight-asian="normal" style:font-weight-complex="normal"/>
    </style:style>
    <style:style style:name="T1" style:family="text">
      <style:text-properties officeooo:rsid="001e9db4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:</text:p>
      <text:p text:style-name="P1"/>
      <text:p text:style-name="P1"/>
      <text:p text:style-name="P2">Review:</text:p>
      <text:p text:style-name="P2"/>
      <text:p text:style-name="P2">twitter-ize:</text:p>
      <text:p text:style-name="P2"/>
      <text:p text:style-name="P2">write function that takes a word and removes vowels in it.</text:p>
      <text:p text:style-name="P2"/>
      <text:p text:style-name="P2">Write function that removes vowels between consonants.</text:p>
      <text:p text:style-name="P2"/>
      <text:p text:style-name="P2">Write function that takes a sentence from command line and removes vowels from it.</text:p>
      <text:p text:style-name="P1"/>
      <text:p text:style-name="P1"/>
      <text:p text:style-name="P3">Reading files:</text:p>
      <text:p text:style-name="P3"/>
      <text:p text:style-name="P4">read in state capitals and make capital guessing game using dict.</text:p>
      <text:p text:style-name="P4"/>
      <text:p text:style-name="P5">Read in file of stop words and store in list talk about the <text:span text:style-name="T2">if item in list:</text:span> command</text:p>
      <text:p text:style-name="P1"/>
      <text:p text:style-name="P1"/>
      <text:p text:style-name="P1">Dictionary and Set:</text:p>
      <text:p text:style-name="P1"/>
      <text:p text:style-name="P1"/>
      <text:p text:style-name="P2">dict_practice.py</text:p>
      <text:p text:style-name="P2"/>
      <text:p text:style-name="P2">TODO: add texas</text:p>
      <text:p text:style-name="P1"/>
      <text:p text:style-name="P1"/>
      <text:p text:style-name="P1">Text stats. Num words (set()). Most common word that is not a stop word. Have stop words file to download. Longest word. </text:p>
      <text:p text:style-name="P1">-break these up into functions </text:p>
      <text:p text:style-name="P1"/>
      <text:p text:style-name="P1"/>
      <text:p text:style-name="P1">Advanced string functions</text:p>
      <text:p text:style-name="P1"/>
      <text:p text:style-name="P1">string.replace()</text:p>
      <text:p text:style-name="P1">Make a madlibs</text:p>
      <text:p text:style-name="P1"/>
      <text:p text:style-name="P1"/>
      <text:p text:style-name="P1">Make an advanced MadLibs with file reading and a format for generating MadLibs. Could be a cool GUI project. Have them check if values are correct too like ly for adverb, etc?</text:p>
      <text:p text:style-name="P1"/>
      <text:p text:style-name="P1"/>
      <text:p text:style-name="P1">Randomization and GUI</text:p>
      <text:p text:style-name="P1">-Risk dice bliz ro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2:35:24.848265771</meta:creation-date>
    <dc:date>2018-07-31T10:07:37.949505221</dc:date>
    <meta:editing-duration>PT1M34S</meta:editing-duration>
    <meta:editing-cycles>1</meta:editing-cycles>
    <meta:document-statistic meta:table-count="0" meta:image-count="0" meta:object-count="0" meta:page-count="1" meta:paragraph-count="20" meta:word-count="147" meta:character-count="861" meta:non-whitespace-character-count="732"/>
    <meta:generator>LibreOffice/5.1.6.2$Linux_X86_64 LibreOffice_project/10m0$Build-2</meta:generator>
  </office:meta>
</office:document-meta>
</file>